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ing_20_3">
      <style:paragraph-properties fo:break-before="page"/>
    </style:style>
    <style:style style:name="P2" style:family="paragraph" style:parent-style-name="Standard">
      <style:text-properties officeooo:rsid="001b48dd" officeooo:paragraph-rsid="001b48dd"/>
    </style:style>
    <style:style style:name="P3" style:family="paragraph" style:parent-style-name="Standard">
      <style:paragraph-properties fo:text-align="center" style:justify-single-word="false"/>
      <style:text-properties officeooo:rsid="001b48dd" officeooo:paragraph-rsid="001b48dd"/>
    </style:style>
    <style:style style:name="P4" style:family="paragraph" style:parent-style-name="Standard" style:list-style-name="L1">
      <style:text-properties officeooo:rsid="001b48dd" officeooo:paragraph-rsid="001b48dd"/>
    </style:style>
    <style:style style:name="P5" style:family="paragraph" style:parent-style-name="Standard" style:list-style-name="L2">
      <style:text-properties officeooo:rsid="001c243b" officeooo:paragraph-rsid="001c243b"/>
    </style:style>
    <style:style style:name="P6" style:family="paragraph" style:parent-style-name="Standard">
      <style:text-properties officeooo:rsid="001c243b" officeooo:paragraph-rsid="001c243b"/>
    </style:style>
    <style:style style:name="P7" style:family="paragraph" style:parent-style-name="Standard">
      <style:text-properties officeooo:rsid="001cb4ea" officeooo:paragraph-rsid="001cb4ea"/>
    </style:style>
    <style:style style:name="P8" style:family="paragraph" style:parent-style-name="Standard">
      <style:text-properties officeooo:paragraph-rsid="001cb4ea"/>
    </style:style>
    <style:style style:name="P9" style:family="paragraph" style:parent-style-name="Standard" style:list-style-name="L3">
      <style:text-properties officeooo:paragraph-rsid="001cb4ea"/>
    </style:style>
    <style:style style:name="P10" style:family="paragraph" style:parent-style-name="Standard">
      <style:text-properties officeooo:rsid="001def85" officeooo:paragraph-rsid="001def85"/>
    </style:style>
    <style:style style:name="P11" style:family="paragraph" style:parent-style-name="Standard">
      <style:text-properties officeooo:rsid="001ef1e6" officeooo:paragraph-rsid="0020a6f4"/>
    </style:style>
    <style:style style:name="P12" style:family="paragraph" style:parent-style-name="Standard">
      <style:text-properties officeooo:rsid="00219536" officeooo:paragraph-rsid="00219536"/>
    </style:style>
    <style:style style:name="P13" style:family="paragraph" style:parent-style-name="Standard" style:list-style-name="L4">
      <style:text-properties officeooo:rsid="00219536" officeooo:paragraph-rsid="00219536"/>
    </style:style>
    <style:style style:name="P14" style:family="paragraph" style:parent-style-name="Standard">
      <style:text-properties officeooo:rsid="00219c8f" officeooo:paragraph-rsid="00219c8f"/>
    </style:style>
    <style:style style:name="P15" style:family="paragraph" style:parent-style-name="Standard">
      <style:text-properties officeooo:rsid="002221d7" officeooo:paragraph-rsid="002221d7"/>
    </style:style>
    <style:style style:name="P16" style:family="paragraph" style:parent-style-name="Standard" style:list-style-name="L5">
      <style:text-properties officeooo:rsid="002221d7" officeooo:paragraph-rsid="002221d7"/>
    </style:style>
    <style:style style:name="P17" style:family="paragraph" style:parent-style-name="Standard">
      <style:text-properties officeooo:rsid="0022f00b" officeooo:paragraph-rsid="0022f00b"/>
    </style:style>
    <style:style style:name="P18" style:family="paragraph" style:parent-style-name="Standard">
      <style:text-properties officeooo:rsid="0024e0c9" officeooo:paragraph-rsid="0024e0c9"/>
    </style:style>
    <style:style style:name="P19" style:family="paragraph" style:parent-style-name="Standard">
      <style:text-properties officeooo:rsid="00256c6c" officeooo:paragraph-rsid="00256c6c"/>
    </style:style>
    <style:style style:name="P20" style:family="paragraph" style:parent-style-name="Standard" style:list-style-name="L8">
      <style:text-properties officeooo:paragraph-rsid="00256c6c"/>
    </style:style>
    <style:style style:name="P21" style:family="paragraph" style:parent-style-name="Standard">
      <style:text-properties officeooo:rsid="0025d105" officeooo:paragraph-rsid="0025d105"/>
    </style:style>
    <style:style style:name="P22" style:family="paragraph" style:parent-style-name="Standard">
      <style:text-properties officeooo:rsid="0025f7c7" officeooo:paragraph-rsid="0025f7c7"/>
    </style:style>
    <style:style style:name="P23" style:family="paragraph" style:parent-style-name="Standard">
      <style:text-properties officeooo:paragraph-rsid="0025f7c7"/>
    </style:style>
    <style:style style:name="P24" style:family="paragraph" style:parent-style-name="Standard">
      <style:text-properties officeooo:rsid="0026b2b9" officeooo:paragraph-rsid="0026b2b9"/>
    </style:style>
    <style:style style:name="P25" style:family="paragraph" style:parent-style-name="Standard">
      <style:text-properties officeooo:rsid="0027a086" officeooo:paragraph-rsid="0027a086"/>
    </style:style>
    <style:style style:name="P26" style:family="paragraph" style:parent-style-name="Standard">
      <style:text-properties officeooo:rsid="0027b3ab" officeooo:paragraph-rsid="0027b3ab"/>
    </style:style>
    <style:style style:name="P27" style:family="paragraph" style:parent-style-name="Standard">
      <style:text-properties officeooo:rsid="00288cdf" officeooo:paragraph-rsid="00288cdf"/>
    </style:style>
    <style:style style:name="P28" style:family="paragraph" style:parent-style-name="Standard">
      <style:text-properties officeooo:rsid="0029e820" officeooo:paragraph-rsid="0029e820"/>
    </style:style>
    <style:style style:name="P29" style:family="paragraph" style:parent-style-name="Standard">
      <style:paragraph-properties fo:break-before="page"/>
      <style:text-properties officeooo:rsid="00288cdf" officeooo:paragraph-rsid="00288cdf"/>
    </style:style>
    <style:style style:name="P30" style:family="paragraph" style:parent-style-name="Table_20_Contents">
      <style:text-properties officeooo:rsid="002221d7" officeooo:paragraph-rsid="002221d7"/>
    </style:style>
    <style:style style:name="P31" style:family="paragraph" style:parent-style-name="Table_20_Contents">
      <style:text-properties fo:font-weight="bold" style:font-weight-asian="bold" style:font-weight-complex="bold"/>
    </style:style>
    <style:style style:name="P32" style:family="paragraph" style:parent-style-name="Table_20_Contents">
      <style:text-properties fo:font-weight="bold" officeooo:rsid="002221d7" officeooo:paragraph-rsid="002221d7" style:font-weight-asian="bold" style:font-weight-complex="bold"/>
    </style:style>
    <style:style style:name="P33" style:family="paragraph">
      <style:paragraph-properties fo:text-align="center"/>
    </style:style>
    <style:style style:name="P34" style:family="paragraph">
      <loext:graphic-properties draw:fill-color="#ffffff"/>
      <style:paragraph-properties fo:text-align="center"/>
    </style:style>
    <style:style style:name="P35" style:family="paragraph">
      <loext:graphic-properties draw:fill-color="#000000"/>
      <style:paragraph-properties fo:text-align="center"/>
    </style:style>
    <style:style style:name="P36" style:family="paragraph">
      <loext:graphic-properties draw:fill="none" draw:fill-color="#ffffff"/>
    </style:style>
    <style:style style:name="T1" style:family="text">
      <style:text-properties officeooo:rsid="001b48dd"/>
    </style:style>
    <style:style style:name="T2" style:family="text">
      <style:text-properties style:text-position="sub 58%"/>
    </style:style>
    <style:style style:name="T3" style:family="text">
      <style:text-properties style:text-position="sub 58%" officeooo:rsid="00219c8f"/>
    </style:style>
    <style:style style:name="T4" style:family="text">
      <style:text-properties officeooo:rsid="001cb4ea"/>
    </style:style>
    <style:style style:name="T5" style:family="text">
      <style:text-properties style:text-position="super 58%"/>
    </style:style>
    <style:style style:name="T6" style:family="text">
      <style:text-properties style:text-position="super 58%" officeooo:rsid="001cb4ea"/>
    </style:style>
    <style:style style:name="T7" style:family="text">
      <style:text-properties style:text-position="super 58%" officeooo:rsid="00219c8f"/>
    </style:style>
    <style:style style:name="T8" style:family="text">
      <style:text-properties style:text-position="super 58%" officeooo:rsid="0027b3ab"/>
    </style:style>
    <style:style style:name="T9" style:family="text">
      <style:text-properties style:text-position="super 58%" officeooo:rsid="0022f00b"/>
    </style:style>
    <style:style style:name="T10" style:family="text">
      <style:text-properties style:text-position="super 58%" officeooo:rsid="00256c6c"/>
    </style:style>
    <style:style style:name="T11" style:family="text">
      <style:text-properties style:text-position="super 58%" officeooo:rsid="0029e820"/>
    </style:style>
    <style:style style:name="T12" style:family="text">
      <style:text-properties officeooo:rsid="001def85"/>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officeooo:rsid="001ef1e6"/>
    </style:style>
    <style:style style:name="T16" style:family="text">
      <style:text-properties officeooo:rsid="0020a6f4"/>
    </style:style>
    <style:style style:name="T17" style:family="text">
      <style:text-properties officeooo:rsid="00219536"/>
    </style:style>
    <style:style style:name="T18" style:family="text">
      <style:text-properties officeooo:rsid="00219c8f"/>
    </style:style>
    <style:style style:name="T19" style:family="text">
      <style:text-properties officeooo:rsid="002221d7"/>
    </style:style>
    <style:style style:name="T20" style:family="text">
      <style:text-properties officeooo:rsid="0022f00b"/>
    </style:style>
    <style:style style:name="T21" style:family="text">
      <style:text-properties style:font-name="Courier New"/>
    </style:style>
    <style:style style:name="T22" style:family="text">
      <style:text-properties officeooo:rsid="0024e0c9"/>
    </style:style>
    <style:style style:name="T23" style:family="text">
      <style:text-properties officeooo:rsid="00256c6c"/>
    </style:style>
    <style:style style:name="T24" style:family="text">
      <style:text-properties officeooo:rsid="0025d105"/>
    </style:style>
    <style:style style:name="T25" style:family="text">
      <style:text-properties officeooo:rsid="0025f7c7"/>
    </style:style>
    <style:style style:name="T26" style:family="text">
      <style:text-properties officeooo:rsid="0026b2b9"/>
    </style:style>
    <style:style style:name="T27" style:family="text">
      <style:text-properties officeooo:rsid="0027a086"/>
    </style:style>
    <style:style style:name="T28" style:family="text">
      <style:text-properties fo:font-size="10pt" style:font-size-asian="10pt" style:font-size-complex="10pt"/>
    </style:style>
    <style:style style:name="T29" style:family="text">
      <style:text-properties officeooo:rsid="0027b3ab"/>
    </style:style>
    <style:style style:name="T30" style:family="text">
      <style:text-properties officeooo:rsid="00288cdf"/>
    </style:style>
    <style:style style:name="T31" style:family="text">
      <style:text-properties officeooo:rsid="0029e820"/>
    </style:style>
    <style:style style:name="T32" style:family="text">
      <style:text-properties style:text-position="33%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402in" svg:stroke-color="#000000"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2" style:family="graphic">
      <style:graphic-properties draw:stroke="dash" draw:stroke-dash="Fine_20_Dashed" svg:stroke-width="0.0201in" svg:stroke-color="#000000" draw:marker-start-width="0.1689in" draw:marker-end-width="0.1689in" draw:fill-color="#ffffff" draw:textarea-horizontal-align="justify" draw:textarea-vertical-align="middle" draw:auto-grow-height="false" fo:min-height="0.139in" fo:min-width="0.13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201in" svg:stroke-color="#000000" draw:marker-start-width="0.1689in" draw:marker-end-width="0.1689in" draw:fill-color="#000000" draw:textarea-horizontal-align="justify" draw:textarea-vertical-align="middle" draw:auto-grow-height="false" fo:min-height="0.1583in" fo:min-width="0.1583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4" style:family="graphic">
      <style:graphic-properties style:run-through="foreground" style:vertical-pos="from-top" style:vertical-rel="paragraph" style:horizontal-pos="from-left" style:horizontal-rel="paragraph"/>
    </style:style>
    <style:style style:name="gr5" style:family="graphic">
      <style:graphic-properties svg:stroke-width="0.0402in" svg:stroke-color="#000000" draw:marker-start-width="0.1984in" draw:marker-end="Arrowheads_20_1" draw:marker-end-width="0.1984in" draw:textarea-horizontal-align="center" draw:textarea-vertical-align="middle" fo:padding-top="0.0193in" fo:padding-bottom="0.0193in" fo:padding-left="0.0193in" fo:padding-right="0.0193in" style:run-through="foreground"/>
    </style:style>
    <style:style style:name="gr6" style:family="graphic">
      <style:graphic-properties svg:stroke-width="0.0201in" svg:stroke-color="#000000" draw:marker-start-width="0.1689in" draw:marker-end-width="0.1689in" draw:fill-color="#000000" draw:textarea-horizontal-align="justify" draw:textarea-vertical-align="middle" draw:auto-grow-height="false" fo:min-height="0.139in" fo:min-width="0.139in" fo:padding-top="0.0098in" fo:padding-bottom="0.0098in" fo:padding-left="0.0098in" fo:padding-right="0.0098in" style:run-through="foreground"/>
    </style:style>
    <style:style style:name="gr7" style:family="graphic">
      <style:graphic-properties svg:stroke-width="0.0201in" svg:stroke-color="#000000" draw:marker-start-width="0.1689in" draw:marker-end-width="0.1689in" draw:fill-color="#ffffff" draw:textarea-horizontal-align="justify" draw:textarea-vertical-align="middle" draw:auto-grow-height="false" fo:min-height="0.139in" fo:min-width="0.139in" fo:padding-top="0.0098in" fo:padding-bottom="0.0098in" fo:padding-left="0.0098in" fo:padding-right="0.0098in" style:run-through="foreground"/>
    </style:style>
    <style:style style:name="gr8" style:family="graphic">
      <style:graphic-properties svg:stroke-width="0.0201in" svg:stroke-color="#000000" draw:marker-start-width="0.1689in" draw:marker-end-width="0.1689in" draw:fill-color="#000000" draw:textarea-horizontal-align="justify" draw:textarea-vertical-align="middle" draw:auto-grow-height="false" fo:min-height="0.139in" fo:min-width="0.13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0201in" svg:stroke-color="#000000" draw:marker-start-width="0.1689in" draw:marker-end-width="0.1689in" draw:fill-color="#ffffff" draw:textarea-horizontal-align="justify" draw:textarea-vertical-align="middle" draw:auto-grow-height="false" fo:min-height="0.139in" fo:min-width="0.13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1984in"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2028in"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0.2819in"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0.3256in"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0.439in"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0.34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More</text:span> <text:span text:style-name="T1">About</text:span> Witness Duality</text:p>
      <text:p text:style-name="P3">by Sven Nilsen, 2020</text:p>
      <text:p text:style-name="P2"/>
      <text:p text:style-name="P2">The Product Witness<text:span text:style-name="T5"><text:reference-ref text:reference-format="text" text:ref-name="witness duality">[1]</text:reference-ref></text:span> has its origin in equivalence as a binary relation.</text:p>
      <text:p text:style-name="P2"/>
      <text:p text:style-name="P2">An equivalence relation<text:span text:style-name="T5"><text:reference-ref text:reference-format="text" text:ref-name="equivalence relation">[2]</text:reference-ref></text:span> consists of 3 properties:</text:p>
      <text:p text:style-name="P2"/>
      <text:list xml:id="list4875510156984810593" text:style-name="L1">
        <text:list-item>
          <text:p text:style-name="P4"><text:span text:style-name="T27">For every object `a`, </text:span>`a = a` (reflexivity)</text:p>
        </text:list-item>
        <text:list-item>
          <text:p text:style-name="P4"><text:span text:style-name="T17">I</text:span>f `a = b` then `b = a` (symmetry)</text:p>
        </text:list-item>
        <text:list-item>
          <text:p text:style-name="P4"><text:span text:style-name="T17">I</text:span>f `a = b` and `b = c` then `a = c` (transitivity)</text:p>
        </text:list-item>
      </text:list>
      <text:p text:style-name="P2"/>
      <text:p text:style-name="P10">Notice that symmetry and transitivity properties are conditional, <text:span text:style-name="T15">while reflexivity is without conditions</text:span>. This means that <text:span text:style-name="T15">reflexivity is a global property while symmetry and transitivity can be local. With other words, reflexivity holds for every object, while equivalence might hold for some objects but not all.</text:span></text:p>
      <text:p text:style-name="P2"/>
      <text:p text:style-name="P2">The Loop Witness<text:span text:style-name="T5"><text:reference-ref text:reference-format="text" text:ref-name="witness duality">[1]</text:reference-ref></text:span> has its origin in equivalence as an identity morphism.</text:p>
      <text:p text:style-name="P2"/>
      <text:p text:style-name="P6">An identity morphism comes from Category Theory<text:span text:style-name="T5"><text:reference-ref text:reference-format="text" text:ref-name="category theory">[3]</text:reference-ref></text:span>:</text:p>
      <text:p text:style-name="P2"/>
      <text:list xml:id="list519603539672594926" text:style-name="L2">
        <text:list-item>
          <text:p text:style-name="P5">For every object `X` in a category, there exists a morphism `id<text:span text:style-name="T2">X</text:span> : X → X` <text:span text:style-name="T4">(identity)</text:span></text:p>
        </text:list-item>
        <text:list-item>
          <text:p text:style-name="P5">For every morphism `f : X → Y` and `g : Y → Z`,<text:line-break/>there exists a morphism `g · f : X → Z` <text:span text:style-name="T4">(composition)</text:span></text:p>
        </text:list-item>
      </text:list>
      <text:p text:style-name="P6"/>
      <text:p text:style-name="P7">Notice that composition in Category Theory is similar to transitivity in an equivalence relation.</text:p>
      <text:p text:style-name="P7">In that sense, the identity morphism looks similar to the reflexivity property.</text:p>
      <text:p text:style-name="P7"/>
      <text:p text:style-name="P7">A category lacks the <text:span text:style-name="T12">analogue of the </text:span>symmetry property.</text:p>
      <text:p text:style-name="P7">When adding the analogue of symmetry to Category Theory, one gets a groupoid<text:span text:style-name="T5"><text:reference-ref text:reference-format="text" text:ref-name="groupoid">[4]</text:reference-ref></text:span>:</text:p>
      <text:p text:style-name="P7"/>
      <text:list xml:id="list7826601150886239748" text:style-name="L3">
        <text:list-item>
          <text:p text:style-name="P9"><text:span text:style-name="T4">For every morphism `f : X → Y` there exists a morphism `f</text:span><text:span text:style-name="T6">-1</text:span><text:span text:style-name="T4"> : Y → X`</text:span></text:p>
        </text:list-item>
      </text:list>
      <text:p text:style-name="P8"/>
      <text:p text:style-name="P7">Th<text:span text:style-name="T12">is</text:span> groupoid property might be thought of as a <text:span text:style-name="T12">1-avatar </text:span>extension<text:span text:style-name="T5"><text:reference-ref text:reference-format="text" text:ref-name="avatar extensions">[5]</text:reference-ref></text:span> of identity morphisms:</text:p>
      <text:p text:style-name="P7"/>
      <text:p text:style-name="P7"><draw:custom-shape text:anchor-type="paragraph" draw:z-index="3" draw:name="Shape1" draw:style-name="gr3" draw:text-style-name="P35" svg:width="0.224in" svg:height="0.224in" svg:x="1.5437in" svg:y="0.2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1" draw:style-name="gr2" draw:text-style-name="P34" svg:width="0.224in" svg:height="0.224in" svg:x="2.3398in" svg:y="0.270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draw:polyline text:anchor-type="paragraph" draw:z-index="5" draw:name="Shape2" draw:style-name="gr1" draw:text-style-name="P33" svg:width="0.7295in" svg:height="0.474in" draw:transform="rotate (-0.24015730507442) translate (1.80505339471941in -0.0886516003334451in)" svg:viewBox="0 0 1854 1205" draw:points="53,618 643,105 1073,0 1495,47 1842,396 1854,889 1624,1100 1194,1205 734,1189 0,847"><text:p/></draw:polyline></text:p>
      <text:p text:style-name="P7"><draw:g text:anchor-type="paragraph" draw:z-index="4" draw:style-name="gr4"><draw:polyline draw:name="Shape2" draw:style-name="gr5" draw:text-style-name="P33" svg:width="0.8205in" svg:height="0.2201in" draw:transform="rotate (3.13059707930223) translate (5.01463771300185in 0.231131448732163in)" svg:viewBox="0 0 2085 560" draw:points="0,560 459,92 1005,0 1659,141 2085,537"><text:p/></draw:polyline><draw:custom-shape draw:name="Shape1" draw:style-name="gr6" draw:text-style-name="P35" svg:width="0.224in" svg:height="0.224in" svg:x="3.9307in" svg:y="-0.1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1" draw:style-name="gr7" draw:text-style-name="P34" svg:width="0.224in" svg:height="0.224in" svg:x="4.9587in" svg:y="-0.163in"><text:p/><draw:enhanced-geometry svg:viewBox="0 0 21600 21600" draw:glue-points="10800 0 3163 3163 0 10800 3163 18437 10800 21600 18437 18437 21600 10800 18437 3163" draw:text-areas="3163 3163 18437 18437" draw:type="ellipse" draw:enhanced-path="U 10800 10800 10800 10800 0 360 Z N"/></draw:custom-shape><draw:polyline draw:name="Shape2" draw:style-name="gr5" draw:text-style-name="P33" svg:width="0.861in" svg:height="0.211in" draw:transform="rotate (-0.0102974425867665) translate (4.09909797980529in -0.29191136464139in)" svg:viewBox="0 0 2188 537" draw:points="0,537 564,109 1088,0 1702,140 2188,409"><text:p/></draw:polyline></draw:g></text:p>
      <text:p text:style-name="P7"/>
      <text:p text:style-name="P7"/>
      <text:p text:style-name="P10">With other words, starting with a <text:span text:style-name="T13">core</text:span> (black) with an identity morphism, one inserts a <text:span text:style-name="T13">witness</text:span><text:span text:style-name="T14"> (white)</text:span>.</text:p>
      <text:p text:style-name="P10"/>
      <text:p text:style-name="P10">A groupoid requires this property to hold globally, but when working with identity morphisms, one can think about this as a local property within a category plus avatar extensions. <text:span text:style-name="T15">In some sense, this makes the category being a partial groupoid locally. It is only valid to perform this operation on identity morphisms, because equivalence in this context is not general for all morphisms.</text:span></text:p>
      <text:p text:style-name="P10"/>
      <text:p text:style-name="P10">Similarly, an equivalence relation <text:span text:style-name="T15">can operate on objects with other properties, e.g. `a =&gt; b` (logic).</text:span></text:p>
      <text:p text:style-name="P12"><text:soft-page-break/>For an equivalence relation, the transitivity property is only defined for equivalences.</text:p>
      <text:p text:style-name="P12">However, composition in Category Theory is not just defined for identity morphisms.</text:p>
      <text:p text:style-name="P12">Yet, since composition holds for all morphisms, it also holds for identity morphisms.</text:p>
      <text:p text:style-name="P12">One can think about it as Category Theory with avatar extensions on identity morphisms,<text:line-break/>as being a slightly stronger theory than equivalence relations.</text:p>
      <text:p text:style-name="P12"/>
      <text:p text:style-name="P12">The missing property of equivalence relation has an analogue in logic:</text:p>
      <text:p text:style-name="P12"/>
      <text:list xml:id="list2757191477270364163" text:style-name="L4">
        <text:list-item>
          <text:p text:style-name="P13">If `a =&gt; b` and `b =&gt; c`, then `a =&gt; c`</text:p>
        </text:list-item>
      </text:list>
      <text:p text:style-name="P11"/>
      <text:p text:style-name="P12">Just ignore <text:span text:style-name="T29">this</text:span> detail for now, <text:span text:style-name="T29">it</text:span> <text:span text:style-name="T29">is</text:span> not relevant.</text:p>
      <text:p text:style-name="P11"/>
      <text:p text:style-name="P11">Now, think about equivalence relation and avatar extensions on identity morphisms as different models of the same idea <text:span text:style-name="T16">(equivalence)</text:span>, <text:span text:style-name="T16">but with different expressiveness of language</text:span>.</text:p>
      <text:p text:style-name="P11"/>
      <text:p text:style-name="P11">The equivalence relation <text:span text:style-name="T16">view</text:span> is associated with a Product Witness,<text:line-break/>which <text:span text:style-name="T18">might be thought of as some computation of a Cartesian product `(A, B) : [eqv] true`:</text:span></text:p>
      <text:p text:style-name="P11"><draw:frame text:anchor-type="paragraph" draw:z-index="16" draw:name="Shape9" draw:style-name="gr15" draw:text-style-name="P36" svg:width="0.5886in" svg:height="0.326in" svg:x="2.7291in" svg:y="0.1453in"><draw:text-box><text:p>(A, B)</text:p></draw:text-box></draw:frame></text:p>
      <text:p text:style-name="P11"><draw:custom-shape text:anchor-type="paragraph" draw:z-index="7" draw:name="Shape1" draw:style-name="gr8" draw:text-style-name="P35" svg:width="0.224in" svg:height="0.224in" svg:x="2.7953in" svg:y="0.6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 draw:style-name="gr9" draw:text-style-name="P34" svg:width="0.224in" svg:height="0.224in" svg:x="2.422in" svg:y="0.060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0" draw:name="Shape3" draw:style-name="gr1" draw:text-style-name="P33" svg:x1="2.5047in" svg:y1="0.1701in" svg:x2="2.1984in" svg:y2="0.6394in"><text:p/></draw:line><draw:line text:anchor-type="paragraph" draw:z-index="1" draw:name="Shape3" draw:style-name="gr1" draw:text-style-name="P33" svg:x1="2.5717in" svg:y1="0.2118in" svg:x2="2.837in" svg:y2="0.6591in"><text:p/></draw:line><draw:custom-shape text:anchor-type="paragraph" draw:z-index="6" draw:name="Shape1" draw:style-name="gr8" draw:text-style-name="P35" svg:width="0.224in" svg:height="0.224in" svg:x="2.0161in" svg:y="0.606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raw:frame text:anchor-type="paragraph" draw:z-index="9" draw:name="Shape4" draw:style-name="gr10" draw:text-style-name="P36" svg:width="0.3398in" svg:height="0.1988in" svg:x="2.0075in" svg:y="0.0874in"><draw:text-box><text:p>fst</text:p></draw:text-box></draw:frame><draw:frame text:anchor-type="paragraph" draw:z-index="10" draw:name="Shape5" draw:style-name="gr11" draw:text-style-name="P36" svg:width="0.415in" svg:height="0.2406in" svg:x="2.9028in" svg:y="0.0874in"><draw:text-box><text:p>snd</text:p></draw:text-box></draw:frame></text:p>
      <text:p text:style-name="P11"/>
      <text:p text:style-name="P11"><draw:frame text:anchor-type="paragraph" draw:z-index="14" draw:name="Shape8" draw:style-name="gr14" draw:text-style-name="P36" svg:width="0.2157in" svg:height="0.315in" svg:x="1.8008in" svg:y="0.0835in"><draw:text-box><text:p>A</text:p></draw:text-box></draw:frame><draw:frame text:anchor-type="paragraph" draw:z-index="15" draw:name="Shape8" draw:style-name="gr14" draw:text-style-name="P36" svg:width="0.2157in" svg:height="0.315in" svg:x="3.0854in" svg:y="0.0752in"><draw:text-box><text:p>B</text:p></draw:text-box></draw:frame></text:p>
      <text:p text:style-name="P11"/>
      <text:p text:style-name="P11"/>
      <text:p text:style-name="P12">The identity morphism view is associated with a Loop Witness,<text:line-break/>which <text:span text:style-name="T18">might</text:span> be thought of a proof of an isomorphism `f · <text:span text:style-name="T18">f</text:span><text:span text:style-name="T7">-1</text:span><text:span text:style-name="T18"> &lt;=&gt; id</text:span><text:span text:style-name="T3">A</text:span><text:span text:style-name="T18">` and `f</text:span><text:span text:style-name="T7">-1</text:span><text:span text:style-name="T18"> · f &lt;=&gt; id</text:span><text:span text:style-name="T3">B</text:span><text:span text:style-name="T18">`</text:span>:</text:p>
      <text:p text:style-name="P12"><draw:g text:anchor-type="paragraph" draw:z-index="11" draw:style-name="gr4"><draw:polyline draw:name="Shape2" draw:style-name="gr5" draw:text-style-name="P33" svg:width="0.8205in" svg:height="0.2201in" draw:transform="rotate (3.13059707930223) translate (2.9336884566589in 0.984603670954386in)" svg:viewBox="0 0 2085 560" draw:points="0,560 459,92 1005,0 1659,141 2085,537"><text:p/></draw:polyline><draw:custom-shape draw:name="Shape1" draw:style-name="gr6" draw:text-style-name="P35" svg:width="0.224in" svg:height="0.224in" svg:x="1.85in" svg:y="0.6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1" draw:style-name="gr7" draw:text-style-name="P34" svg:width="0.224in" svg:height="0.224in" svg:x="2.878in" svg:y="0.5906in"><text:p/><draw:enhanced-geometry svg:viewBox="0 0 21600 21600" draw:glue-points="10800 0 3163 3163 0 10800 3163 18437 10800 21600 18437 18437 21600 10800 18437 3163" draw:text-areas="3163 3163 18437 18437" draw:type="ellipse" draw:enhanced-path="U 10800 10800 10800 10800 0 360 Z N"/></draw:custom-shape><draw:polyline draw:name="Shape2" draw:style-name="gr5" draw:text-style-name="P33" svg:width="0.861in" svg:height="0.211in" draw:transform="rotate (-0.0102974425867665) translate (2.01814872346233in 0.461560857580831in)" svg:viewBox="0 0 2188 537" draw:points="0,537 564,109 1088,0 1702,140 2188,409"><text:p/></draw:polyline></draw:g><draw:frame text:anchor-type="paragraph" draw:z-index="12" draw:name="Shape6" draw:style-name="gr12" draw:text-style-name="P36" svg:width="0.3067in" svg:height="0.2031in" svg:x="2.4134in" svg:y="0.2055in"><draw:text-box><text:p>f</text:p></draw:text-box></draw:frame><draw:frame text:anchor-type="paragraph" draw:z-index="13" draw:name="Shape7" draw:style-name="gr13" draw:text-style-name="P36" svg:width="0.3398in" svg:height="0.2823in" svg:x="2.4547in" svg:y="1.0256in"><draw:text-box><text:p>f<text:span text:style-name="T32">-1</text:span></text:p></draw:text-box></draw:frame><draw:frame text:anchor-type="paragraph" draw:z-index="17" draw:name="Shape10" draw:style-name="gr16" draw:text-style-name="P36" svg:width="0.2657in" svg:height="0.4394in" svg:x="1.5846in" svg:y="0.6165in"><draw:text-box><text:p>A</text:p></draw:text-box></draw:frame><draw:frame text:anchor-type="paragraph" draw:z-index="18" draw:name="Shape11" draw:style-name="gr17" draw:text-style-name="P36" svg:width="0.248in" svg:height="0.348in" svg:x="3.1772in" svg:y="0.5752in"><draw:text-box><text:p>B</text:p></draw:text-box></draw:frame></text:p>
      <text:p text:style-name="P12"/>
      <text:p text:style-name="P12"/>
      <text:p text:style-name="P12"/>
      <text:p text:style-name="P12"/>
      <text:p text:style-name="P12"/>
      <text:p text:style-name="P12"/>
      <text:p text:style-name="P15">Here, avatar extensions<text:span text:style-name="T5"> </text:span>introduces a map `f` with an inverse <text:span text:style-name="T29">`f</text:span><text:span text:style-name="T8">-1</text:span><text:span text:style-name="T29">`, </text:span>projected onto the identity morphism.</text:p>
      <text:p text:style-name="P14"/>
      <text:p text:style-name="P14">The Loop Witness allows transporting from `A` to `B` and vice versa.</text:p>
      <text:p text:style-name="P14"/>
      <text:p text:style-name="P14">There is no analogue transport for the Product Witness:</text:p>
      <text:p text:style-name="P14"/>
      <text:p text:style-name="P14"><text:tab/>(A, X) : [eqv] true</text:p>
      <text:p text:style-name="P14"/>
      <text:p text:style-name="P14">This does not tell us what `X` is, only that there must exist some way of transporting `A` to `X`.</text:p>
      <text:p text:style-name="P15">The Product Witness lacks the ability to introduce isomorphisms as map projections onto equivalence.</text:p>
      <text:p text:style-name="P14"/>
      <text:p text:style-name="P14">However, the Loop Witness is weaker in the sense that one can not express the existence of a way of transporting from `A` to `B`. Instead, <text:span text:style-name="T19">the only way of expressing transport is to provide a transport.</text:span></text:p>
      <text:p text:style-name="P14"/>
      <text:p text:style-name="P15">The general <text:span text:style-name="T29">picture</text:span> is that Product Witness talks about the same idea (equivalence) as Loop Witness,<text:line-break/>but neither can express fully what that idea is. <text:span text:style-name="T29">One needs both of them to understand equivalence fully.</text:span></text:p>
      <text:p text:style-name="P15"><text:soft-page-break/>To distinguish between Product Witness and Loop Witness, one introduces two abstract operators:</text:p>
      <text:p text:style-name="P15"/>
      <text:list xml:id="list7738392918034459651" text:style-name="L5">
        <text:list-item>
          <text:p text:style-name="P16">`A = B` means `A` and `B` are related by a product witness</text:p>
        </text:list-item>
        <text:list-item>
          <text:p text:style-name="P16">`A ~= B` means `A` and `B` are related by a loop witness</text:p>
        </text:list-item>
      </text:list>
      <text:p text:style-name="P15"/>
      <text:p text:style-name="P18">The properties of equivalence holds for both operators.</text:p>
      <text:p text:style-name="P15"/>
      <text:p text:style-name="P15">Normally, `=` is used for equality and `~=` is used for the existence of an isomorphism.</text:p>
      <text:p text:style-name="P15">Witness Duality does not make this distinction, because both might describe e.g. isomorphisms. </text:p>
      <text:p text:style-name="P15"/>
      <text:p text:style-name="P15">In <text:span text:style-name="T20">Witness Duality</text:span><text:span text:style-name="T9"><text:reference-ref text:reference-format="text" text:ref-name="witness duality">[1]</text:reference-ref></text:span><text:span text:style-name="T20"> for </text:span>Type Theory<text:span text:style-name="T5"><text:reference-ref text:reference-format="text" text:ref-name="type theory">[6]</text:reference-ref></text:span>, one uses `=` restricted to types, while `~=` has 3 variants:</text:p>
      <text:p text:style-name="P15"/>
      <table:table table:name="Table1" table:style-name="Table1">
        <table:table-column table:style-name="Table1.A" table:number-columns-repeated="3"/>
        <table:table-row>
          <table:table-cell table:style-name="Table1.A1" office:value-type="string">
            <text:p text:style-name="P31"/>
          </table:table-cell>
          <table:table-cell table:style-name="Table1.A1" office:value-type="string">
            <text:p text:style-name="P32">Type A</text:p>
          </table:table-cell>
          <table:table-cell table:style-name="Table1.C1" office:value-type="string">
            <text:p text:style-name="P32">Value (a : A)</text:p>
          </table:table-cell>
        </table:table-row>
        <table:table-row>
          <table:table-cell table:style-name="Table1.A2" office:value-type="string">
            <text:p text:style-name="P32">Type B</text:p>
          </table:table-cell>
          <table:table-cell table:style-name="Table1.A2" office:value-type="string">
            <text:p text:style-name="P30">A = B</text:p>
          </table:table-cell>
          <table:table-cell table:style-name="Table1.C2" office:value-type="string">
            <text:p text:style-name="P30">a ~= B</text:p>
          </table:table-cell>
        </table:table-row>
        <table:table-row>
          <table:table-cell table:style-name="Table1.A2" office:value-type="string">
            <text:p text:style-name="P32">Value (b : B)</text:p>
          </table:table-cell>
          <table:table-cell table:style-name="Table1.A2" office:value-type="string">
            <text:p text:style-name="P30">A ~= b</text:p>
          </table:table-cell>
          <table:table-cell table:style-name="Table1.C2" office:value-type="string">
            <text:p text:style-name="P30">a ~= b</text:p>
          </table:table-cell>
        </table:table-row>
      </table:table>
      <text:p text:style-name="P15"/>
      <text:p text:style-name="P17">An isomorphism `a ~= b` between `a` and `b` has the type `A = B`:</text:p>
      <text:p text:style-name="P15"/>
      <text:p text:style-name="P15"><text:tab/><text:span text:style-name="T20">(a ~= b) : (A = B)</text:span></text:p>
      <text:p text:style-name="P15"/>
      <text:p text:style-name="P17">The isomorphism `A ~= b` can be thought of as a sub-type or fibration<text:span text:style-name="T5"><text:reference-ref text:reference-format="text" text:ref-name="fibration">[7]</text:reference-ref></text:span>:</text:p>
      <text:p text:style-name="P17"/>
      <text:p text:style-name="P17"><text:tab/>a : [f] b<text:tab/><text:tab/>A ~= b</text:p>
      <text:p text:style-name="P17"/>
      <text:p text:style-name="P17"><text:span text:style-name="T21">∵</text:span><text:tab/>f : A → B</text:p>
      <text:p text:style-name="P17"/>
      <text:p text:style-name="P17">The isomorphism `a ~= B` can be thought of as a sub-type or fibration:</text:p>
      <text:p text:style-name="P17"/>
      <text:p text:style-name="P17"><text:tab/>b : [f<text:span text:style-name="T5">-1</text:span>] a<text:tab/><text:tab/>B ~= a</text:p>
      <text:p text:style-name="P17"/>
      <text:p text:style-name="P17"><text:span text:style-name="T21">∵</text:span><text:tab/>f<text:span text:style-name="T5">-1</text:span> : B → A</text:p>
      <text:p text:style-name="P17"/>
      <text:p text:style-name="P17">The analogue of the Univalence Axiom<text:span text:style-name="T5"><text:reference-ref text:reference-format="text" text:ref-name="univalence">[8]</text:reference-ref></text:span> <text:span text:style-name="T22">can be interpreted for Witness Duality:</text:span></text:p>
      <text:p text:style-name="P17"/>
      <text:p text:style-name="P17"><text:tab/>(A = B) ~= (A ~= B)</text:p>
      <text:p text:style-name="P17"/>
      <text:p text:style-name="P18">For Type Theory, `A = B` is interpreted as existing <text:span text:style-name="T29">only</text:span> in the type level <text:span text:style-name="T30">(relative to value level)</text:span>.</text:p>
      <text:p text:style-name="P18">`A ~= B` is interp<text:span text:style-name="T26">r</text:span>eted as existing in the value level, since it can distinguish between isomorphisms.</text:p>
      <text:p text:style-name="P18">Univalence means that the witness of Witness Duality between type levels is a Loop Witness (`~=`).</text:p>
      <text:p text:style-name="P18">Therefore, there are 3 variants of the Loop Witness, but only 1 variant of the Product Witness.</text:p>
      <text:p text:style-name="P17"/>
      <text:p text:style-name="P18">The rationale for this property is simply transitivity:</text:p>
      <text:p text:style-name="P18"/>
      <text:p text:style-name="P18"><text:tab/>if `a ~= b` and `b ~= c` then `a ~= c`</text:p>
      <text:p text:style-name="P18"/>
      <text:p text:style-name="P18">The 3 variants of `~=` work through the type level and across type levels, propagating equivalence.</text:p>
      <text:p text:style-name="P19">This is closely related to the core axiom<text:span text:style-name="T5"><text:reference-ref text:reference-format="text" text:ref-name="path semantics">[9]</text:reference-ref></text:span> of Path Semantics.</text:p>
      <text:p text:style-name="P19"><text:soft-page-break/>There are two consistent type theories which satisfy the core axiom of Path Semantics:</text:p>
      <text:p text:style-name="P19"/>
      <text:list xml:id="list6081234913235037428" text:style-name="L8">
        <text:list-item>
          <text:p text:style-name="P20"><text:span text:style-name="T23">Types as propositions, programs as proofs (Curry-Howard correspondence</text:span><text:span text:style-name="T10"><text:reference-ref text:reference-format="text" text:ref-name="curry-howard correspondence">[10]</text:reference-ref></text:span><text:span text:style-name="T23">)</text:span></text:p>
        </text:list-item>
        <text:list-item>
          <text:p text:style-name="P20"><text:span text:style-name="T23">Arbitrary equivalences between programs, equality between types as existence of equivalences</text:span></text:p>
        </text:list-item>
      </text:list>
      <text:p text:style-name="P19"/>
      <text:p text:style-name="P19">This is known as the “Duality in Path Semantical Logic”<text:span text:style-name="T5"><text:reference-ref text:reference-format="text" text:ref-name="duality in path semantical logic">[11]</text:reference-ref></text:span>.</text:p>
      <text:p text:style-name="P19"/>
      <text:p text:style-name="P19">In Path Semantical Logic, one gets the first theory by putting types in level 1 and values in level 0.</text:p>
      <text:p text:style-name="P19"/>
      <text:p text:style-name="P19"><text:tab/>a : A<text:tab/><text:tab/>A(a)</text:p>
      <text:p text:style-name="P19"/>
      <text:p text:style-name="P19">The second theory puts types in level 0 and values in level 1:</text:p>
      <text:p text:style-name="P19"/>
      <text:p text:style-name="P19"><text:tab/>a : A<text:tab/><text:tab/>a(A)</text:p>
      <text:p text:style-name="P19"/>
      <text:p text:style-name="P21">In the first theory, if `a : A, b : B, A = B` then `a ~= b`.</text:p>
      <text:p text:style-name="P21">This means, there exists a way to transport from `a` to `b` when `A` and `B` are equal.</text:p>
      <text:p text:style-name="P21">It holds for every member of `A` and `B`.</text:p>
      <text:p text:style-name="P21"/>
      <text:p text:style-name="P21">In the second theory, if `a : A, b : B, a ~= b` then `A = B`.</text:p>
      <text:p text:style-name="P21">This means, when there exists a way to transport from `a` to `b`, the existence of this transport is provable using `A = B`. It does not mean that one can transport from every member of `A` to every member of `B`, only that there exists <text:span text:style-name="T13">some</text:span> way of transporting from `A` to `B`.</text:p>
      <text:p text:style-name="P19"/>
      <text:p text:style-name="P18">I<text:span text:style-name="T24">n the first theory, `a ~= b` is provable from `A = B`, which satisfies univalence, but collapses values.</text:span></text:p>
      <text:p text:style-name="P21">Isomorphisms propagate automatically between every pair of members of the two spaces.</text:p>
      <text:p text:style-name="P21"/>
      <text:p text:style-name="P21">In the second theory, `A = B` is provable from `a ~= b`.</text:p>
      <text:p text:style-name="P21">Isomorphisms propagate through transitivity, but not automatically.</text:p>
      <text:p text:style-name="P24">This theory does not satisfy <text:span text:style-name="T30">the </text:span>univalence <text:span text:style-name="T30">axiom</text:span>, <text:span text:style-name="T30">interpreted as for Witness Duality</text:span>.</text:p>
      <text:p text:style-name="P21"/>
      <text:p text:style-name="P22">These two theories are the cocategory<text:span text:style-name="T5"><text:reference-ref text:reference-format="text" text:ref-name="cocategory">[12]</text:reference-ref></text:span> of each other, where morphisms are type membership<text:span text:style-name="T30">s</text:span>.</text:p>
      <text:p text:style-name="P21"/>
      <text:p text:style-name="P22">The analogue of the Univalence Axioms for Witness Duality says that type membership must be of a special kind in order to unify these two theories. When this special type membership is distinguished from normal type membership, one can propagate isomorphisms within these constraints automatically, which is some sort of proof of transitivity. This special type membership can be parameterised.</text:p>
      <text:p text:style-name="P22"/>
      <text:p text:style-name="P22">In Cubical Type Theory<text:span text:style-name="T5"><text:reference-ref text:reference-format="text" text:ref-name="cubical type theory">[13]</text:reference-ref></text:span>, one solves this problem by introducing a `Path` type.</text:p>
      <text:p text:style-name="P22">Normally, a he<text:span text:style-name="T26">t</text:span>erogenous path type `PathP` is introduced, which allows <text:span text:style-name="T31">defining</text:span> <text:span text:style-name="T31">a </text:span>homogenous `Path`:</text:p>
      <text:p text:style-name="P22"/>
      <text:p text:style-name="P23"><text:span text:style-name="T25"><text:tab/></text:span>Path (A : U) (a b : A) : U = PathP (&lt;_&gt; A) a b<text:tab/><text:tab/><text:span text:style-name="T31">(source: cubicaltt</text:span><text:span text:style-name="T11"><text:reference-ref text:reference-format="text" text:ref-name="cubicaltt">[14]</text:reference-ref></text:span><text:span text:style-name="T31">)</text:span></text:p>
      <text:p text:style-name="P22"/>
      <text:p text:style-name="P22">The Path type is inhabited by maps from the unit interval, <text:span text:style-name="T26">with endpoints `0` and `1`,</text:span> to some type:</text:p>
      <text:p text:style-name="P22"/>
      <text:p text:style-name="P22"><text:tab/>p @ 0 &lt;=&gt; <text:span text:style-name="T26">a</text:span></text:p>
      <text:p text:style-name="P22"><text:tab/>p @ 1 &lt;=&gt; <text:span text:style-name="T26">b</text:span></text:p>
      <text:p text:style-name="P22"/>
      <text:p text:style-name="P24">The geometric intuition is that the path type creates lines out of points, <text:span text:style-name="T27">parameterised by unit interval</text:span>.</text:p>
      <text:h text:style-name="P1" text:outline-level="3">References:</text:h>
      <text:p text:style-name="P24"/>
      <text:p text:style-name="P25"><text:reference-mark-start text:name="witness duality"/>[1]<text:reference-mark-end text:name="witness duality"/><text:tab/>“Witness Duality”</text:p>
      <text:p text:style-name="P25"><text:tab/>Sven Nilsen, 2020</text:p>
      <text:p text:style-name="P25"><text:tab/><text:a xlink:type="simple" xlink:href="https://github.com/advancedresearch/path_semantics/blob/master/papers-wip/witness-duality.pdf" text:style-name="Internet_20_link" text:visited-style-name="Visited_20_Internet_20_Link"><text:span text:style-name="T28">https://github.com/advancedresearch/path_semantics/blob/master/papers-wip/witness-duality.pdf</text:span></text:a></text:p>
      <text:p text:style-name="P25"/>
      <text:p text:style-name="P25"><text:reference-mark-start text:name="equivalence relation"/>[2]<text:reference-mark-end text:name="equivalence relation"/><text:tab/>“Equivalence relation”</text:p>
      <text:p text:style-name="P25"><text:tab/>Wikipedia</text:p>
      <text:p text:style-name="P25"><text:tab/><text:a xlink:type="simple" xlink:href="https://en.wikipedia.org/wiki/Equivalence_relation" text:style-name="Internet_20_link" text:visited-style-name="Visited_20_Internet_20_Link"><text:span text:style-name="T28">https://en.wikipedia.org/wiki/Equivalence_relation</text:span></text:a></text:p>
      <text:p text:style-name="P25"/>
      <text:p text:style-name="P25"><text:reference-mark-start text:name="category theory"/>[3]<text:reference-mark-end text:name="category theory"/><text:tab/>“Category theory”</text:p>
      <text:p text:style-name="P25"><text:tab/>Wikipedia</text:p>
      <text:p text:style-name="P25"><text:tab/><text:a xlink:type="simple" xlink:href="https://en.wikipedia.org/wiki/Category_theory" text:style-name="Internet_20_link" text:visited-style-name="Visited_20_Internet_20_Link"><text:span text:style-name="T28">https://en.wikipedia.org/wiki/Category_theory</text:span></text:a></text:p>
      <text:p text:style-name="P25"/>
      <text:p text:style-name="P25"><text:reference-mark-start text:name="groupoid"/>[4]<text:reference-mark-end text:name="groupoid"/><text:tab/>“Groupoid”</text:p>
      <text:p text:style-name="P25"><text:tab/>Wikipedia</text:p>
      <text:p text:style-name="P25"><text:tab/><text:a xlink:type="simple" xlink:href="https://en.wikipedia.org/wiki/Groupoid" text:style-name="Internet_20_link" text:visited-style-name="Visited_20_Internet_20_Link"><text:span text:style-name="T28">https://en.wikipedia.org/wiki/Groupoid</text:span></text:a></text:p>
      <text:p text:style-name="P25"/>
      <text:p text:style-name="P25"><text:reference-mark-start text:name="avatar extensions"/>[5]<text:reference-mark-end text:name="avatar extensions"/><text:tab/>“Avatar Extensions”</text:p>
      <text:p text:style-name="P25"><text:tab/>AdvancedResearch – Reading Sequence on Path Semantics</text:p>
      <text:p text:style-name="P25"><text:tab/><text:a xlink:type="simple" xlink:href="https://github.com/advancedresearch/path_semantics/blob/master/sequences.md#avatar-extensions" text:style-name="Internet_20_link" text:visited-style-name="Visited_20_Internet_20_Link"><text:span text:style-name="T28">https://github.com/advancedresearch/path_semantics/blob/master/sequences.md#avatar-extensions</text:span></text:a></text:p>
      <text:p text:style-name="P25"/>
      <text:p text:style-name="P26"><text:reference-mark-start text:name="type theory"/>[6]<text:reference-mark-end text:name="type theory"/><text:tab/>“Type theory”</text:p>
      <text:p text:style-name="P26"><text:tab/>Wikipedia</text:p>
      <text:p text:style-name="P26"><text:tab/><text:a xlink:type="simple" xlink:href="https://en.wikipedia.org/wiki/Type_theory" text:style-name="Internet_20_link" text:visited-style-name="Visited_20_Internet_20_Link"><text:span text:style-name="T28">https://en.wikipedia.org/wiki/Type_theory</text:span></text:a></text:p>
      <text:p text:style-name="P26"/>
      <text:p text:style-name="P26"><text:reference-mark-start text:name="fibration"/>[7]<text:reference-mark-end text:name="fibration"/><text:tab/>“Fibration”</text:p>
      <text:p text:style-name="P26"><text:tab/>Wikipedia</text:p>
      <text:p text:style-name="P26"><text:tab/><text:a xlink:type="simple" xlink:href="https://en.wikipedia.org/wiki/Fibration" text:style-name="Internet_20_link" text:visited-style-name="Visited_20_Internet_20_Link"><text:span text:style-name="T28">https://en.wikipedia.org/wiki/Fibration</text:span></text:a></text:p>
      <text:p text:style-name="P26"/>
      <text:p text:style-name="P26"><text:reference-mark-start text:name="univalence"/>[8]<text:reference-mark-end text:name="univalence"/><text:tab/>“Homotopy type theory - The univalence axiom”</text:p>
      <text:p text:style-name="P26"><text:tab/>Wikipedia</text:p>
      <text:p text:style-name="P26"><text:tab/><text:a xlink:type="simple" xlink:href="https://en.wikipedia.org/wiki/Homotopy_type_theory#The_univalence_axiom" text:style-name="Internet_20_link" text:visited-style-name="Visited_20_Internet_20_Link"><text:span text:style-name="T28">https://en.wikipedia.org/wiki/Homotopy_type_theory#The_univalence_axiom</text:span></text:a></text:p>
      <text:p text:style-name="P26"/>
      <text:p text:style-name="P27"><text:reference-mark-start text:name="path semantics"/>[9]<text:reference-mark-end text:name="path semantics"/><text:tab/>“Path Semantics”</text:p>
      <text:p text:style-name="P27"><text:tab/>Sven Nilsen, 2016-2019</text:p>
      <text:p text:style-name="P27"><text:tab/><text:a xlink:type="simple" xlink:href="https://github.com/advancedresearch/path_semantics/blob/master/papers-wip/path-semantics.pdf" text:style-name="Internet_20_link" text:visited-style-name="Visited_20_Internet_20_Link"><text:span text:style-name="T28">https://github.com/advancedresearch/path_semantics/blob/master/papers-wip/path-semantics.pdf</text:span></text:a></text:p>
      <text:p text:style-name="P27"/>
      <text:p text:style-name="P27"><text:reference-mark-start text:name="curry-howard correspondence"/>[10]<text:reference-mark-end text:name="curry-howard correspondence"/><text:tab/>“Curry-Howard correspondence”</text:p>
      <text:p text:style-name="P27"><text:tab/>Wikipedia</text:p>
      <text:p text:style-name="P27"><text:tab/><text:a xlink:type="simple" xlink:href="https://en.wikipedia.org/wiki/Curry–Howard_correspondence" text:style-name="Internet_20_link" text:visited-style-name="Visited_20_Internet_20_Link"><text:span text:style-name="T28">https://en.wikipedia.org/wiki/Curry%E2%80%93Howard_correspondence</text:span></text:a></text:p>
      <text:p text:style-name="P27"/>
      <text:p text:style-name="P27"><text:reference-mark-start text:name="duality in path semantical logic"/>[11]<text:reference-mark-end text:name="duality in path semantical logic"/><text:tab/>“Duality in Path Semantical Logic”</text:p>
      <text:p text:style-name="P27"><text:tab/>Sven Nilsen, 2020</text:p>
      <text:p text:style-name="P27"><text:tab/><text:a xlink:type="simple" xlink:href="https://github.com/advancedresearch/path_semantics/blob/master/papers-wip/duality-in-path-semantical-logic.pdf" text:style-name="Internet_20_link" text:visited-style-name="Visited_20_Internet_20_Link"><text:span text:style-name="T28">https://github.com/advancedresearch/path_semantics/blob/master/papers-wip/duality-in-path-semantical-logic.pdf</text:span></text:a></text:p>
      <text:p text:style-name="P27"/>
      <text:p text:style-name="P27"/>
      <text:p text:style-name="P29"><text:reference-mark-start text:name="cocategory"/>[12]<text:reference-mark-end text:name="cocategory"/><text:tab/>“cocategory”</text:p>
      <text:p text:style-name="P27"><text:tab/>nLab</text:p>
      <text:p text:style-name="P27"><text:tab/><text:a xlink:type="simple" xlink:href="https://ncatlab.org/nlab/show/cocategory" text:style-name="Internet_20_link" text:visited-style-name="Visited_20_Internet_20_Link"><text:span text:style-name="T28">https://ncatlab.org/nlab/show/cocategory</text:span></text:a></text:p>
      <text:p text:style-name="P27"/>
      <text:p text:style-name="P28"><text:reference-mark-start text:name="cubical type theory"/>[13]<text:reference-mark-end text:name="cubical type theory"/><text:tab/>“cubical type theory”</text:p>
      <text:p text:style-name="P28"><text:tab/>nLab</text:p>
      <text:p text:style-name="P28"><text:tab/><text:a xlink:type="simple" xlink:href="https://ncatlab.org/nlab/show/cubical+type+theory" text:style-name="Internet_20_link" text:visited-style-name="Visited_20_Internet_20_Link"><text:span text:style-name="T28">https://ncatlab.org/nlab/show/cubical+type+theory</text:span></text:a></text:p>
      <text:p text:style-name="P28"/>
      <text:p text:style-name="P28"><text:reference-mark-start text:name="cubicaltt"/>[14]<text:reference-mark-end text:name="cubicaltt"/><text:tab/>“cubicaltt”</text:p>
      <text:p text:style-name="P28"><text:tab/>Experimental implementation of Cubical Type Theory</text:p>
      <text:p text:style-name="P28"><text:tab/><text:a xlink:type="simple" xlink:href="https://github.com/mortberg/cubicaltt" text:style-name="Internet_20_link" text:visited-style-name="Visited_20_Internet_20_Link"><text:span text:style-name="T28">https://github.com/mortberg/cubicaltt</text:span></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3T18:02:29.480868000</meta:creation-date>
    <dc:date>2020-11-03T21:46:38.838827000</dc:date>
    <meta:editing-duration>PT5M41S</meta:editing-duration>
    <meta:editing-cycles>1</meta:editing-cycles>
    <meta:document-statistic meta:table-count="1" meta:image-count="0" meta:object-count="0" meta:page-count="6" meta:paragraph-count="142" meta:word-count="1524" meta:character-count="9435" meta:non-whitespace-character-count="8018"/>
    <meta:generator>LibreOffice/5.1.2.2$MacOSX_X86_64 LibreOffice_project/d3bf12ecb743fc0d20e0be0c58ca359301eb705f</meta:generator>
  </office:meta>
</office:document-meta>
</file>